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40000002416BA9B56B1A6B72C.png" manifest:media-type="image/png"/>
  <manifest:file-entry manifest:full-path="Pictures/10000B06000003B8000003B84B0ECBD93B0AFDCE.svg" manifest:media-type="image/svg+xml"/>
  <manifest:file-entry manifest:full-path="Pictures/100002010000004C0000004C9EC966031CE7FBC4.png" manifest:media-type="image/png"/>
  <manifest:file-entry manifest:full-path="Pictures/100002010000004C0000004C2C299A95B05FCED1.png" manifest:media-type="image/png"/>
  <manifest:file-entry manifest:full-path="Pictures/10000850000007DB000007DBEBC576BC2D5CFB3F.svg" manifest:media-type="image/svg+xml"/>
  <manifest:file-entry manifest:full-path="Pictures/100002010000004C0000004C021958AE7DEA48D9.png" manifest:media-type="image/png"/>
  <manifest:file-entry manifest:full-path="Pictures/1000062D000007DB000007DBA9691B12B5B67425.svg" manifest:media-type="image/svg+xml"/>
  <manifest:file-entry manifest:full-path="Pictures/100006EC000007DB000007DBE897901500A13006.svg" manifest:media-type="image/svg+xml"/>
  <manifest:file-entry manifest:full-path="Pictures/100002010000004C0000004C4E3607C1F27752BF.png" manifest:media-type="image/png"/>
  <manifest:file-entry manifest:full-path="Pictures/10000450000007DB000007DBF4B597F22919371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6.514cm" fo:min-width="17.40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907cm" svg:height="16.764cm" svg:x="1.842cm" svg:y="5.58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1" draw:id="id1" draw:layer="layout" svg:width="2.01cm" svg:height="2.01cm" svg:x="3.261cm" svg:y="12.378cm">
            <draw:image xlink:href="Pictures/1000062D000007DB000007DBA9691B12B5B67425.svg" xlink:type="simple" xlink:show="embed" xlink:actuate="onLoad" loext:mime-type="image/svg+xml">
              <text:p/>
            </draw:image>
            <draw:image xlink:href="Pictures/100002010000004C0000004C021958AE7DEA48D9.png" xlink:type="simple" xlink:show="embed" xlink:actuate="onLoad" loext:mime-type="image/png"/>
            <svg:title>Amazon-API-Gateway</svg:title>
          </draw:frame>
          <draw:frame draw:style-name="gr2" draw:text-style-name="P2" xml:id="id4" draw:id="id4" draw:layer="layout" svg:width="2.01cm" svg:height="2.01cm" svg:x="15.834cm" svg:y="7.044cm">
            <draw:image xlink:href="Pictures/100006EC000007DB000007DBE897901500A13006.svg" xlink:type="simple" xlink:show="embed" xlink:actuate="onLoad" loext:mime-type="image/svg+xml">
              <text:p/>
            </draw:image>
            <draw:image xlink:href="Pictures/100002010000004C0000004C9EC966031CE7FBC4.png" xlink:type="simple" xlink:show="embed" xlink:actuate="onLoad" loext:mime-type="image/png"/>
            <svg:title>Amazon-CloudWatch</svg:title>
          </draw:frame>
          <draw:frame draw:style-name="gr2" draw:text-style-name="P2" xml:id="id2" draw:id="id2" draw:layer="layout" svg:width="2.01cm" svg:height="2.01cm" svg:x="9.357cm" svg:y="9.076cm">
            <draw:image xlink:href="Pictures/10000450000007DB000007DBF4B597F229193713.svg" xlink:type="simple" xlink:show="embed" xlink:actuate="onLoad" loext:mime-type="image/svg+xml">
              <text:p/>
            </draw:image>
            <draw:image xlink:href="Pictures/100002010000004C0000004C4E3607C1F27752BF.png" xlink:type="simple" xlink:show="embed" xlink:actuate="onLoad" loext:mime-type="image/png"/>
            <svg:title>AWS-Lambda</svg:title>
          </draw:frame>
          <draw:frame draw:style-name="gr2" draw:text-style-name="P2" xml:id="id3" draw:id="id3" draw:layer="layout" svg:width="2.01cm" svg:height="2.01cm" svg:x="15.707cm" svg:y="12.378cm">
            <draw:image xlink:href="Pictures/10000850000007DB000007DBEBC576BC2D5CFB3F.svg" xlink:type="simple" xlink:show="embed" xlink:actuate="onLoad" loext:mime-type="image/svg+xml">
              <text:p/>
            </draw:image>
            <draw:image xlink:href="Pictures/100002010000004C0000004C2C299A95B05FCED1.png" xlink:type="simple" xlink:show="embed" xlink:actuate="onLoad" loext:mime-type="image/png"/>
            <svg:title>Amazon-DynamoDB</svg:title>
          </draw:frame>
          <draw:connector draw:style-name="gr3" draw:text-style-name="P3" draw:layer="layout" svg:x1="5.271cm" svg:y1="13.383cm" svg:x2="9.357cm" svg:y2="10.081cm" draw:start-shape="id1" draw:start-glue-point="1" draw:end-shape="id2" draw:end-glue-point="3" svg:d="M5271 13383h2043v-3302h2043" svg:viewBox="0 0 4087 3303">
            <text:p/>
          </draw:connector>
          <draw:connector draw:style-name="gr3" draw:text-style-name="P3" draw:layer="layout" svg:x1="11.367cm" svg:y1="10.081cm" svg:x2="15.707cm" svg:y2="13.383cm" draw:start-shape="id2" draw:end-shape="id3" draw:end-glue-point="3" svg:d="M11367 10081h2170v3302h2170" svg:viewBox="0 0 4341 3303">
            <text:p/>
          </draw:connector>
          <draw:connector draw:style-name="gr3" draw:text-style-name="P3" draw:layer="layout" svg:x1="10.362cm" svg:y1="9.076cm" svg:x2="15.834cm" svg:y2="8.049cm" draw:start-shape="id2" draw:start-glue-point="0" draw:end-shape="id4" svg:d="M10362 9076v-1027h5472" svg:viewBox="0 0 5473 1028">
            <text:p/>
          </draw:connector>
          <draw:frame draw:style-name="gr2" draw:text-style-name="P2" xml:id="id5" draw:id="id5" draw:layer="layout" svg:width="2.01cm" svg:height="2.01cm" svg:x="9.357cm" svg:y="15.299cm">
            <draw:image xlink:href="Pictures/10000450000007DB000007DBF4B597F229193713.svg" xlink:type="simple" xlink:show="embed" xlink:actuate="onLoad" loext:mime-type="image/svg+xml">
              <text:p/>
            </draw:image>
            <draw:image xlink:href="Pictures/100002010000004C0000004C4E3607C1F27752BF.png" xlink:type="simple" xlink:show="embed" xlink:actuate="onLoad" loext:mime-type="image/png"/>
            <svg:title>AWS-Lambda</svg:title>
          </draw:frame>
          <draw:connector draw:style-name="gr3" draw:text-style-name="P3" draw:layer="layout" svg:x1="5.271cm" svg:y1="13.383cm" svg:x2="9.357cm" svg:y2="16.304cm" draw:start-shape="id1" draw:start-glue-point="1" draw:end-shape="id5" draw:end-glue-point="3" svg:d="M5271 13383h2043v2921h2043" svg:viewBox="0 0 4087 2922">
            <text:p/>
          </draw:connector>
          <draw:frame draw:style-name="gr4" draw:text-style-name="P4" draw:layer="layout" svg:width="2.983cm" svg:height="0.725cm" svg:x="2.731cm" svg:y="14.769cm">
            <draw:text-box>
              <text:p><text:span text:style-name="T1">API Gateway</text:span></text:p>
            </draw:text-box>
          </draw:frame>
          <draw:frame draw:style-name="gr5" draw:text-style-name="P4" draw:layer="layout" svg:width="3.021cm" svg:height="0.725cm" svg:x="8.854cm" svg:y="11.213cm">
            <draw:text-box>
              <text:p><text:span text:style-name="T1">DNAIsSimian</text:span></text:p>
            </draw:text-box>
          </draw:frame>
          <draw:frame draw:style-name="gr6" draw:text-style-name="P4" draw:layer="layout" svg:width="2.365cm" svg:height="0.725cm" svg:x="9.129cm" svg:y="17.6cm">
            <draw:text-box>
              <text:p><text:span text:style-name="T1">DNAStats</text:span></text:p>
            </draw:text-box>
          </draw:frame>
          <draw:connector draw:style-name="gr3" draw:text-style-name="P3" draw:layer="layout" svg:x1="11.367cm" svg:y1="16.304cm" svg:x2="15.707cm" svg:y2="13.383cm" draw:start-shape="id5" draw:start-glue-point="1" draw:end-shape="id3" draw:end-glue-point="3" svg:d="M11367 16304h2170v-2921h2170" svg:viewBox="0 0 4341 2922">
            <text:p/>
          </draw:connector>
          <draw:frame draw:style-name="gr2" draw:text-style-name="P2" xml:id="id6" draw:id="id6" draw:layer="layout" svg:width="2.01cm" svg:height="2.01cm" svg:x="15.834cm" svg:y="17.966cm">
            <draw:image xlink:href="Pictures/100006EC000007DB000007DBE897901500A13006.svg" xlink:type="simple" xlink:show="embed" xlink:actuate="onLoad" loext:mime-type="image/svg+xml">
              <text:p/>
            </draw:image>
            <draw:image xlink:href="Pictures/100002010000004C0000004C9EC966031CE7FBC4.png" xlink:type="simple" xlink:show="embed" xlink:actuate="onLoad" loext:mime-type="image/png"/>
            <svg:title>Amazon-CloudWatch</svg:title>
          </draw:frame>
          <draw:connector draw:style-name="gr3" draw:text-style-name="P3" draw:layer="layout" svg:x1="10.362cm" svg:y1="17.309cm" svg:x2="15.834cm" svg:y2="18.971cm" draw:start-shape="id5" draw:start-glue-point="2" draw:end-shape="id6" draw:end-glue-point="3" svg:d="M10362 17309v1662h5472" svg:viewBox="0 0 5473 1663">
            <text:p/>
          </draw:connector>
          <draw:frame draw:style-name="gr7" draw:text-style-name="P4" draw:layer="layout" svg:width="2.801cm" svg:height="0.725cm" svg:x="15.304cm" svg:y="9.308cm">
            <draw:text-box>
              <text:p><text:span text:style-name="T1">CloudWatch</text:span></text:p>
            </draw:text-box>
          </draw:frame>
          <draw:frame draw:style-name="gr7" draw:text-style-name="P4" draw:layer="layout" svg:width="2.801cm" svg:height="0.725cm" svg:x="15.551cm" svg:y="20.23cm">
            <draw:text-box>
              <text:p><text:span text:style-name="T1">CloudWat</text:span><text:span text:style-name="T1">ch</text:span></text:p>
            </draw:text-box>
          </draw:frame>
          <draw:frame draw:style-name="gr8" draw:text-style-name="P4" draw:layer="layout" svg:width="2.669cm" svg:height="0.725cm" svg:x="15.304cm" svg:y="14.552cm">
            <draw:text-box>
              <text:p><text:span text:style-name="T1">D</text:span><text:span text:style-name="T1">y</text:span><text:span text:style-name="T1">n</text:span><text:span text:style-name="T1">a</text:span><text:span text:style-name="T1">m</text:span><text:span text:style-name="T1">o</text:span><text:span text:style-name="T1">D</text:span><text:span text:style-name="T1">B</text:span></text:p>
            </draw:text-box>
          </draw:frame>
          <draw:frame draw:style-name="gr9" draw:text-style-name="P3" draw:layer="layout" svg:width="2.339cm" svg:height="2.339cm" svg:x="2.223cm" svg:y="5.916cm">
            <draw:image xlink:href="Pictures/10000B06000003B8000003B84B0ECBD93B0AFDCE.svg" xlink:type="simple" xlink:show="embed" xlink:actuate="onLoad" loext:mime-type="image/svg+xml">
              <text:p/>
            </draw:image>
            <draw:image xlink:href="Pictures/10000201000000240000002416BA9B56B1A6B72C.png" xlink:type="simple" xlink:show="embed" xlink:actuate="onLoad" loext:mime-type="image/png"/>
            <svg:title>AWS-Cloud-alt_dark-bg</svg:titl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00:14:41.451686452</meta:creation-date>
    <dc:date>2019-04-15T02:36:06.723020207</dc:date>
    <meta:editing-duration>PT37M17S</meta:editing-duration>
    <meta:editing-cycles>4</meta:editing-cycles>
    <meta:generator>LibreOffice/6.1.5.2$Linux_X86_64 LibreOffice_project/10$Build-2</meta:generator>
    <meta:document-statistic meta:object-count="21"/>
  </office:meta>
</office:document-meta>
</file>